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9d0a" officeooo:paragraph-rsid="00029d0a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9834d" officeooo:paragraph-rsid="0009834d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9834d" officeooo:paragraph-rsid="0009834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0fa7" officeooo:paragraph-rsid="000a0fa7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7af31" officeooo:paragraph-rsid="0007af31"/>
    </style:style>
    <style:style style:name="P6" style:family="paragraph" style:parent-style-name="Standard" style:list-style-name="L1">
      <style:paragraph-properties fo:margin-left="2.521cm" fo:margin-right="0cm" fo:text-align="justify" style:justify-single-word="false" fo:text-indent="-0.635cm" style:auto-text-indent="false"/>
      <style:text-properties officeooo:rsid="0007af31" officeooo:paragraph-rsid="0007af31"/>
    </style:style>
    <style:style style:name="P7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07af31" officeooo:paragraph-rsid="0007af31"/>
    </style:style>
    <style:style style:name="P8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officeooo:paragraph-rsid="00091cc7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a0fa7" officeooo:paragraph-rsid="0004d51f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3aa9" officeooo:paragraph-rsid="000d3aa9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091cc7" officeooo:paragraph-rsid="00091cc7"/>
    </style:style>
    <style:style style:name="P12" style:family="paragraph" style:parent-style-name="Standard" style:list-style-name="L3">
      <style:paragraph-properties fo:text-align="justify" style:justify-single-word="false"/>
      <style:text-properties officeooo:rsid="00091cc7" officeooo:paragraph-rsid="00091cc7"/>
    </style:style>
    <style:style style:name="P13" style:family="paragraph" style:parent-style-name="Standard">
      <style:paragraph-properties fo:text-align="justify" style:justify-single-word="false"/>
      <style:text-properties officeooo:rsid="0005bf55" officeooo:paragraph-rsid="0005bf55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5bf55" officeooo:paragraph-rsid="0005bf55"/>
    </style:style>
    <style:style style:name="P15" style:family="paragraph" style:parent-style-name="Standard">
      <style:paragraph-properties fo:text-align="justify" style:justify-single-word="false"/>
      <style:text-properties officeooo:rsid="00029d0a" officeooo:paragraph-rsid="00029d0a"/>
    </style:style>
    <style:style style:name="P16" style:family="paragraph" style:parent-style-name="Standard">
      <style:paragraph-properties fo:text-align="justify" style:justify-single-word="false"/>
      <style:text-properties officeooo:rsid="00029d0a" officeooo:paragraph-rsid="0007af31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7af31" officeooo:paragraph-rsid="0007af3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91cc7" officeooo:paragraph-rsid="00091cc7" style:font-weight-asian="bold" style:font-weight-complex="bold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4d51f" officeooo:paragraph-rsid="0004d51f"/>
    </style:style>
    <style:style style:name="P20" style:family="paragraph" style:parent-style-name="Standard">
      <style:paragraph-properties fo:text-align="justify" style:justify-single-word="false"/>
      <style:text-properties officeooo:rsid="0004d51f" officeooo:paragraph-rsid="0004d51f"/>
    </style:style>
    <style:style style:name="P21" style:family="paragraph" style:parent-style-name="Standard" style:list-style-name="L4">
      <style:paragraph-properties fo:text-align="justify" style:justify-single-word="false"/>
      <style:text-properties officeooo:rsid="0004d51f" officeooo:paragraph-rsid="0004d51f"/>
    </style:style>
    <style:style style:name="P22" style:family="paragraph" style:parent-style-name="Standard" style:list-style-name="L4">
      <style:paragraph-properties fo:text-align="justify" style:justify-single-word="false"/>
      <style:text-properties fo:font-weight="normal" officeooo:rsid="0004d51f" officeooo:paragraph-rsid="0004d51f" style:font-weight-asian="normal" style:font-weight-complex="normal"/>
    </style:style>
    <style:style style:name="P23" style:family="paragraph" style:parent-style-name="Standard" style:list-style-name="L5">
      <style:paragraph-properties fo:text-align="justify" style:justify-single-word="false"/>
      <style:text-properties officeooo:rsid="000d3aa9" officeooo:paragraph-rsid="000d3aa9"/>
    </style:style>
    <style:style style:name="P24" style:family="paragraph" style:parent-style-name="Standard" style:list-style-name="L5">
      <style:paragraph-properties fo:text-align="justify" style:justify-single-word="false"/>
      <style:text-properties officeooo:rsid="000d3aa9" officeooo:paragraph-rsid="0010d386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091cc7"/>
    </style:style>
    <style:style style:name="T1" style:family="text">
      <style:text-properties officeooo:rsid="00029d0a"/>
    </style:style>
    <style:style style:name="T2" style:family="text">
      <style:text-properties officeooo:rsid="0004d51f"/>
    </style:style>
    <style:style style:name="T3" style:family="text">
      <style:text-properties officeooo:rsid="0005bf55"/>
    </style:style>
    <style:style style:name="T4" style:family="text">
      <style:text-properties officeooo:rsid="0007af3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91c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bf55" style:font-weight-asian="bold" style:font-weight-complex="bold"/>
    </style:style>
    <style:style style:name="T9" style:family="text">
      <style:text-properties officeooo:rsid="0009834d"/>
    </style:style>
    <style:style style:name="T10" style:family="text">
      <style:text-properties officeooo:rsid="000b8b06"/>
    </style:style>
    <style:style style:name="T11" style:family="text">
      <style:text-properties officeooo:rsid="000ea5d9"/>
    </style:style>
    <style:style style:name="T12" style:family="text">
      <style:text-properties officeooo:rsid="0010d38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s grandes découvertes – introduction historique</text:p>
      <text:p text:style-name="P1"/>
      <text:p text:style-name="P15">Pourquoi <text:span text:style-name="T12">les </text:span>grandes découvertes <text:span text:style-name="T12">ont-elles eu lieu </text:span>au XVe <text:span text:style-name="T12">et XVIe</text:span> siècle<text:span text:style-name="T12">s</text:span> ?</text:p>
      <text:p text:style-name="P15"/>
      <text:p text:style-name="P13">« Pourquoi » : plusieurs sens.</text:p>
      <text:p text:style-name="P14">- <text:span text:style-name="T7">Cause finale :</text:span> Quelle fin ? Quelles étaient les <text:span text:style-name="T7">intentions</text:span> des navigateurs ?</text:p>
      <text:p text:style-name="P14">- <text:span text:style-name="T7">Cause efficiente : </text:span><text:span text:style-name="T4">Qu’est-ce qui a rendu cela possible ? </text:span><text:span text:style-name="T6">Pourquoi à ce moment là de l’histoire, et pas avant ?</text:span></text:p>
      <text:p text:style-name="P15"/>
      <text:p text:style-name="P17">Cause<text:span text:style-name="T10">s</text:span> finale<text:span text:style-name="T10">s</text:span> :</text:p>
      <text:list xml:id="list2514459052" text:style-name="L1">
        <text:list-item>
          <text:p text:style-name="P5"><text:span text:style-name="T5">Raisons religieuses et politiques :</text:span> les Portugais <text:span text:style-name="T11">sont en conflit avec</text:span> les Marocains musulman<text:span text:style-name="T11">s</text:span> <text:s/>→ <text:span text:style-name="T11">veulent</text:span> identifier les limites des territoires musulmans, et éventuellement <text:span text:style-name="T11">chercher des alliances dans</text:span> <text:span text:style-name="T11">d’a</text:span>utres territoires chrétiens</text:p>
        </text:list-item>
        <text:list-item>
          <text:p text:style-name="P7">Raisons économiques :</text:p>
        </text:list-item>
        <text:list-item>
          <text:p text:style-name="P6">les riches Européens raffolent des produits d'Inde et d'Extrême-Orient : soie, épices et pierres précieuses, <text:span text:style-name="T11">mais leur commerce est</text:span> dominé par les marchands musulmans et italiens. Portugais et Espagnols cherchent donc un moyen de court-circuiter ces circuits traditionnels, en trouvant une façon de se rendre vers l’Orient par la mer.</text:p>
        </text:list-item>
        <text:list-item>
          <text:p text:style-name="P6">L’épuisement des mines européennes d’or et d’argent rend nécessaire la découverte de nouveaux approvisionnements, pour le commerce, l’industrie et la guerre.</text:p>
        </text:list-item>
      </text:list>
      <text:p text:style-name="P16"/>
      <text:p text:style-name="P18">Cause<text:span text:style-name="T10">s</text:span> efficientes :</text:p>
      <text:list xml:id="list570034732" text:style-name="L2">
        <text:list-item>
          <text:p text:style-name="P11"><text:span text:style-name="T5">Représentations imaginaires :</text:span> Avant le XVè siècle, on pensait qu’il était impossible de descendre sous le Cap Bojador, au large du Maroc. Une légende affirme qu’à partir de là commence <text:span text:style-name="T1">la « Mer des Ténèbres », </text:span>infranchissable et peuplé de monstres. <text:span text:style-name="T1">L’obstacle est finalement franchi par Gil Eanes en 1435. </text:span>A partir de cette date, les<text:span text:style-name="T1"> marins portugais progressent méthodiquement le long de la côte africaine.</text:span></text:p>
        </text:list-item>
        <text:list-item>
          <text:p text:style-name="P8"><text:span text:style-name="T2">Evolution de </text:span><text:span text:style-name="T6">la</text:span><text:span text:style-name="T2"> navigation :</text:span></text:p>
        </text:list-item>
      </text:list>
      <text:list xml:id="list2502693708" text:style-name="L3">
        <text:list-item>
          <text:p text:style-name="P25"><text:span text:style-name="T3">XVe : début de la </text:span><text:span text:style-name="T8">navigation astronomique</text:span><text:span text:style-name="T3">. Grâce à l’observation du ciel </text:span><text:span text:style-name="T6">et des calculs complexes</text:span><text:span text:style-name="T3">, les navigateurs se lancent dans l’inconnu, hors des cartes établies.</text:span></text:p>
        </text:list-item>
        <text:list-item>
          <text:p text:style-name="P12">Invention de la <text:span text:style-name="T7">caravelle </text:span>: navire à coque large, qui ne s’enfonce que fai<text:span text:style-name="T9">b</text:span>lement dans l’eau. Le fond est plat et renforcé, ce qui permet une exploration côtière efficace. Les bords élevés permet d’affronter les lames d’eau de l’océan Atlantique.</text:p>
        </text:list-item>
      </text:list>
      <text:p text:style-name="P19"/>
      <text:p text:style-name="P19"/>
      <text:p text:style-name="P9">Grandes expéditions :</text:p>
      <text:list xml:id="list4076813660" text:style-name="L4">
        <text:list-item>
          <text:p text:style-name="P21">Exploration de la côte de l’Afrique : <text:tab/><text:tab/><text:tab/><text:span text:style-name="T7">Bartolomeu Dias</text:span><text:tab/><text:tab/><text:span text:style-name="T10">(</text:span>1488<text:span text:style-name="T10">)</text:span></text:p>
        </text:list-item>
        <text:list-item>
          <text:p text:style-name="P21">Découverte de l’Amérique : <text:tab/><text:tab/><text:tab/><text:tab/><text:span text:style-name="T7">Christophe Collomb</text:span><text:tab/><text:tab/><text:span text:style-name="T10">(</text:span>1492<text:span text:style-name="T10">)</text:span></text:p>
        </text:list-item>
        <text:list-item>
          <text:p text:style-name="P22"><text:span text:style-name="T11">Découverte d’</text:span>un chemin maritime vers les Indes :<text:tab/><text:span text:style-name="T7">Vasco de Gama</text:span><text:tab/><text:tab/><text:span text:style-name="T10">(</text:span>1498<text:span text:style-name="T10">)</text:span></text:p>
        </text:list-item>
        <text:list-item>
          <text:p text:style-name="P21">Première circumnavigation de la Terre :<text:tab/><text:tab/><text:span text:style-name="T7">Magellan</text:span><text:tab/><text:tab/><text:tab/><text:span text:style-name="T10">(</text:span>1522<text:span text:style-name="T10">)</text:span></text:p>
        </text:list-item>
      </text:list>
      <text:p text:style-name="P20"/>
      <text:p text:style-name="P10">Conséquences des grandes découvertes :</text:p>
      <text:list xml:id="list4021702392" text:style-name="L5">
        <text:list-item>
          <text:p text:style-name="P23">Début de la colonisation de l’Amérique :</text:p>
          <text:list>
            <text:list-item>
              <text:p text:style-name="P23">Mise en place d’importants circuits économiques (alimentés par le commerce triangulaire)</text:p>
            </text:list-item>
            <text:list-item>
              <text:p text:style-name="P24"><text:span text:style-name="T12">Découverte de nouvelles cultures</text:span></text:p>
            </text:list-item>
            <text:list-item>
              <text:p text:style-name="P24">Imposition du pouvoir occidental et du christianisme par la force sur les populations autochtones. Pertes humaines très élevées</text:p>
            </text:list-item>
          </text:list>
        </text:list-item>
        <text:list-item>
          <text:p text:style-name="P23">Transformations de l’Europe :</text:p>
          <text:list>
            <text:list-item>
              <text:p text:style-name="P23">Les puissances navales méditerranéennes sont remplacées par les puissances navales de la côte Atlantique (Pays-Bas, Angleterre, Espagne)</text:p>
            </text:list-item>
            <text:list-item>
              <text:p text:style-name="P23">L’accumulation des ressources permet le développement du <text:span text:style-name="T7">capitalism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11:31:47.493000000</meta:creation-date>
    <dc:date>2022-09-11T09:17:06.585000000</dc:date>
    <meta:editing-duration>PT8H10M6S</meta:editing-duration>
    <meta:editing-cycles>6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8" meta:word-count="441" meta:character-count="2819" meta:non-whitespace-character-count="2410"/>
  </office:meta>
</office:document-meta>
</file>